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9.526cm" svg:height="19.368cm" svg:x="9.181cm" svg:y="164.448cm">
            <draw:object draw:notify-on-update-of-ranges="Sheet1.B1:Sheet1.B1 Sheet1.B2:Sheet1.B4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otal cycles</text:p>
          </table:table-cell>
          <table:table-cell office:value-type="string">
            <text:p>Average queue length over last 25 cycle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85">
            <text:p>36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885">
            <text:p>38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35">
            <text:p>40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85">
            <text:p>4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235">
            <text:p>42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35">
            <text:p>43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385">
            <text:p>43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485">
            <text:p>448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585">
            <text:p>458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635">
            <text:p>46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85">
            <text:p>46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35">
            <text:p>473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785">
            <text:p>478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935">
            <text:p>49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85">
            <text:p>49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10">
            <text:p>50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035">
            <text:p>50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85">
            <text:p>50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35">
            <text:p>51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185">
            <text:p>518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210">
            <text:p>52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35">
            <text:p>52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60">
            <text:p>52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85">
            <text:p>52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0">
            <text:p>53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35">
            <text:p>53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60">
            <text:p>53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385">
            <text:p>53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10">
            <text:p>54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435">
            <text:p>54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85">
            <text:p>54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10">
            <text:p>55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535">
            <text:p>55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560">
            <text:p>55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585">
            <text:p>55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10">
            <text:p>56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685">
            <text:p>56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710">
            <text:p>57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35">
            <text:p>57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85">
            <text:p>578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810">
            <text:p>58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835">
            <text:p>58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860">
            <text:p>58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10">
            <text:p>5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35">
            <text:p>59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10">
            <text:p>60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35">
            <text:p>6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60">
            <text:p>60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85">
            <text:p>60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135">
            <text:p>6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60">
            <text:p>616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185">
            <text:p>61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210">
            <text:p>62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235">
            <text:p>62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260">
            <text:p>62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85">
            <text:p>62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10">
            <text:p>63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335">
            <text:p>63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360">
            <text:p>63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385">
            <text:p>63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10">
            <text:p>64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85">
            <text:p>64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10">
            <text:p>65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535">
            <text:p>65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85">
            <text:p>65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10">
            <text:p>66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685">
            <text:p>668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710">
            <text:p>67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35">
            <text:p>67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785">
            <text:p>67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810">
            <text:p>68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35">
            <text:p>683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85">
            <text:p>68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10">
            <text:p>6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35">
            <text:p>69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60">
            <text:p>69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85">
            <text:p>69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10">
            <text:p>70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060">
            <text:p>706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10">
            <text:p>71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35">
            <text:p>7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60">
            <text:p>7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10">
            <text:p>72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35">
            <text:p>72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60">
            <text:p>72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285">
            <text:p>72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310">
            <text:p>73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35">
            <text:p>73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360">
            <text:p>736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85">
            <text:p>738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410">
            <text:p>74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435">
            <text:p>74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85">
            <text:p>74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35">
            <text:p>75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585">
            <text:p>75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10">
            <text:p>76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35">
            <text:p>76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60">
            <text:p>76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85">
            <text:p>76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35">
            <text:p>77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760">
            <text:p>77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85">
            <text:p>77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10">
            <text:p>78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835">
            <text:p>78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10">
            <text:p>79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35">
            <text:p>79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60">
            <text:p>79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85">
            <text:p>79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010">
            <text:p>80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35">
            <text:p>80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060">
            <text:p>80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85">
            <text:p>8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110">
            <text:p>81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35">
            <text:p>81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185">
            <text:p>81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10">
            <text:p>82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235">
            <text:p>82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260">
            <text:p>82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85">
            <text:p>82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10">
            <text:p>83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335">
            <text:p>83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60">
            <text:p>83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35">
            <text:p>84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60">
            <text:p>84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485">
            <text:p>84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510">
            <text:p>85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35">
            <text:p>85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60">
            <text:p>85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85">
            <text:p>85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610">
            <text:p>86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35">
            <text:p>86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60">
            <text:p>8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85">
            <text:p>86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10">
            <text:p>87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35">
            <text:p>87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760">
            <text:p>87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785">
            <text:p>87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810">
            <text:p>88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35">
            <text:p>8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60">
            <text:p>886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885">
            <text:p>88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910">
            <text:p>8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35">
            <text:p>89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960">
            <text:p>89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85">
            <text:p>898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010">
            <text:p>9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35">
            <text:p>90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085">
            <text:p>90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110">
            <text:p>91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35">
            <text:p>91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185">
            <text:p>918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10">
            <text:p>92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235">
            <text:p>923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285">
            <text:p>928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335">
            <text:p>93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360">
            <text:p>93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385">
            <text:p>93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10">
            <text:p>94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60">
            <text:p>94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85">
            <text:p>94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10">
            <text:p>95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35">
            <text:p>95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60">
            <text:p>95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85">
            <text:p>95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10">
            <text:p>96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35">
            <text:p>96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85">
            <text:p>96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10">
            <text:p>97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60">
            <text:p>97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85">
            <text:p>97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35">
            <text:p>98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60">
            <text:p>98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85">
            <text:p>98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10">
            <text:p>99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35">
            <text:p>99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60">
            <text:p>99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85">
            <text:p>99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10">
            <text:p>10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035">
            <text:p>100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060">
            <text:p>100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85">
            <text:p>100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110">
            <text:p>101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35">
            <text:p>101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60">
            <text:p>10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85">
            <text:p>101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10">
            <text:p>102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35">
            <text:p>102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260">
            <text:p>102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85">
            <text:p>102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10">
            <text:p>103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335">
            <text:p>103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360">
            <text:p>103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85">
            <text:p>103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410">
            <text:p>104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435">
            <text:p>104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60">
            <text:p>104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85">
            <text:p>104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10">
            <text:p>105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35">
            <text:p>105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60">
            <text:p>105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85">
            <text:p>105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10">
            <text:p>106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635">
            <text:p>106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660">
            <text:p>106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85">
            <text:p>10685</text:p>
          </table:table-cell>
          <table:table-cell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23:05:13</dc:date>
    <meta:document-statistic meta:table-count="1" meta:cell-count="852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527cm" svg:height="19.369cm" xlink:href=".." xlink:type="simple" chart:class="chart:bar" chart:style-name="ch1">
        <chart:legend chart:legend-position="end" svg:x="32.422cm" svg:y="9.385cm" style:legend-expansion="high" chart:style-name="ch2"/>
        <chart:plot-area chart:style-name="ch3" table:cell-range-address="Sheet1.B1:Sheet1.B426" chart:data-source-has-labels="row" svg:x="8.272cm" svg:y="1.896cm" svg:width="29.601cm" svg:height="16.878cm">
          <chartooo:coordinate-region svg:x="8.893cm" svg:y="2.095cm" svg:width="28.98cm" svg:height="15.6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26" chart:label-cell-address="Sheet1.B1:Sheet1.B1" chart:class="chart:bar">
            <chart:data-point chart:repeated="4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eue length over last 25 cycl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